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C80000002C25194C61.png" manifest:media-type="image/png"/>
  <manifest:file-entry manifest:full-path="Pictures/10000201000000580000001F52B2914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812cm" fo:margin-left="0cm" fo:break-before="auto" fo:break-after="auto" table:align="left" style:writing-mode="lr-tb"/>
    </style:style>
    <style:style style:name="Table1.A" style:family="table-column">
      <style:table-column-properties style:column-width="1.058cm"/>
    </style:style>
    <style:style style:name="Table1.B" style:family="table-column">
      <style:table-column-properties style:column-width="17.754cm"/>
    </style:style>
    <style:style style:name="Table1.A1" style:family="table-cell">
      <style:table-cell-properties style:vertical-align="top" fo:background-color="#000000" fo:padding-left="0.176cm" fo:padding-right="0.176cm" fo:padding-top="0cm" fo:padding-bottom="0cm" fo:border="1pt solid #000000">
        <style:background-image/>
      </style:table-cell-properties>
    </style:style>
    <style:style style:name="Table1.A2" style:family="table-cell">
      <style:table-cell-properties style:vertical-align="top" fo:padding-left="0.176cm" fo:padding-right="0.176cm" fo:padding-top="0cm" fo:padding-bottom="0cm" fo:border="1pt solid #000000"/>
    </style:style>
    <style:style style:name="Table1.B2" style:family="table-cell">
      <style:table-cell-properties style:vertical-align="top" fo:padding-left="0.176cm" fo:padding-right="0.176cm" fo:padding-top="0cm" fo:padding-bottom="0cm" fo:border="1pt solid #000000"/>
    </style:style>
    <style:style style:name="Table1.A3" style:family="table-cell">
      <style:table-cell-properties style:vertical-align="top" fo:padding-left="0.176cm" fo:padding-right="0.176cm" fo:padding-top="0cm" fo:padding-bottom="0cm" fo:border="1pt solid #000000"/>
    </style:style>
    <style:style style:name="Table1.B3" style:family="table-cell">
      <style:table-cell-properties style:vertical-align="top" fo:padding-left="0.176cm" fo:padding-right="0.176cm" fo:padding-top="0cm" fo:padding-bottom="0cm" fo:border="1pt solid #000000"/>
    </style:style>
    <style:style style:name="Table1.A4" style:family="table-cell">
      <style:table-cell-properties style:vertical-align="top" fo:padding-left="0.176cm" fo:padding-right="0.176cm" fo:padding-top="0cm" fo:padding-bottom="0cm" fo:border="1pt solid #000000"/>
    </style:style>
    <style:style style:name="Table1.B4" style:family="table-cell">
      <style:table-cell-properties style:vertical-align="top" fo:padding-left="0.176cm" fo:padding-right="0.176cm" fo:padding-top="0cm" fo:padding-bottom="0cm" fo:border="1pt solid #000000"/>
    </style:style>
    <style:style style:name="Table1.A5" style:family="table-cell">
      <style:table-cell-properties style:vertical-align="top" fo:padding-left="0.176cm" fo:padding-right="0.176cm" fo:padding-top="0cm" fo:padding-bottom="0cm" fo:border="1pt solid #000000"/>
    </style:style>
    <style:style style:name="Table1.B5" style:family="table-cell">
      <style:table-cell-properties style:vertical-align="top" fo:padding-left="0.176cm" fo:padding-right="0.176cm" fo:padding-top="0cm" fo:padding-bottom="0cm" fo:border="1pt solid #000000"/>
    </style:style>
    <style:style style:name="Table1.A6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1.B6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1.A7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1.B7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3" style:family="table">
      <style:table-properties style:width="18.812cm" fo:margin-left="0cm" table:align="left" style:writing-mode="lr-tb"/>
    </style:style>
    <style:style style:name="Table3.A" style:family="table-column">
      <style:table-column-properties style:column-width="1.058cm"/>
    </style:style>
    <style:style style:name="Table3.B" style:family="table-column">
      <style:table-column-properties style:column-width="17.754cm"/>
    </style:style>
    <style:style style:name="Table3.A1" style:family="table-cell">
      <style:table-cell-properties style:vertical-align="top" fo:background-color="#000000" fo:padding-left="0.176cm" fo:padding-right="0.176cm" fo:padding-top="0cm" fo:padding-bottom="0cm" fo:border="1pt solid #000000">
        <style:background-image/>
      </style:table-cell-properties>
    </style:style>
    <style:style style:name="Table3.A2" style:family="table-cell">
      <style:table-cell-properties style:vertical-align="top" fo:padding-left="0.176cm" fo:padding-right="0.176cm" fo:padding-top="0cm" fo:padding-bottom="0cm" fo:border="1pt solid #000000"/>
    </style:style>
    <style:style style:name="Table3.B2" style:family="table-cell">
      <style:table-cell-properties style:vertical-align="top" fo:padding-left="0.176cm" fo:padding-right="0.176cm" fo:padding-top="0cm" fo:padding-bottom="0cm" fo:border="1pt solid #000000"/>
    </style:style>
    <style:style style:name="Table3.A3" style:family="table-cell">
      <style:table-cell-properties style:vertical-align="top" fo:padding-left="0.176cm" fo:padding-right="0.176cm" fo:padding-top="0cm" fo:padding-bottom="0cm" fo:border="1pt solid #000000"/>
    </style:style>
    <style:style style:name="Table3.B3" style:family="table-cell">
      <style:table-cell-properties style:vertical-align="top" fo:padding-left="0.176cm" fo:padding-right="0.176cm" fo:padding-top="0cm" fo:padding-bottom="0cm" fo:border="1pt solid #000000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666666" fo:font-size="10pt" style:font-size-asian="10pt" style:font-size-complex="10pt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666666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paragraph-rsid="0018b7ec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" style:family="paragraph" style:parent-style-name="Standard">
      <loext:graphic-properties draw:fill-image-width="0cm" draw:fill-image-height="0cm"/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paragraph-rsid="0018b7ec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Standard">
      <loext:graphic-properties draw:fill-image-width="0cm" draw:fill-image-height="0cm"/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paragraph-rsid="001d4c84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andard">
      <loext:graphic-properties draw:fill-image-width="0cm" draw:fill-image-height="0cm"/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reak-before="auto" fo:break-after="auto" style:writing-mode="lr-tb"/>
    </style:style>
    <style:style style:name="P7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" style:family="paragraph" style:parent-style-name="Standard">
      <loext:graphic-properties draw:fill-image-width="0cm" draw:fill-image-height="0cm"/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font-style="normal" style:text-underline-style="none" fo:font-weight="normal" officeooo:paragraph-rsid="001946c0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" style:family="paragraph" style:parent-style-name="Standard">
      <loext:graphic-properties draw:fill-image-width="0cm" draw:fill-image-height="0cm"/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font-style="normal" style:text-underline-style="none" fo:font-weight="normal" officeooo:rsid="001d4c84" officeooo:paragraph-rsid="001d4c84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paragraph-rsid="0018b7ec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ffffff" style:text-line-through-style="none" style:text-line-through-type="none" style:font-name="Calibri" fo:font-size="11pt" fo:font-style="normal" style:text-underline-style="none" fo:font-weight="bold" fo:background-color="#000000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14" style:family="paragraph" style:parent-style-name="Standard">
      <style:paragraph-properties fo:margin-left="0cm" fo:margin-right="0cm" fo:margin-top="0.101cm" fo:margin-bottom="0.101cm" loext:contextual-spacing="false" fo:line-height="100%" fo:text-indent="0cm" style:auto-text-indent="false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.101cm" fo:margin-bottom="0.101cm" loext:contextual-spacing="false" fo:line-height="100%" fo:text-indent="0cm" style:auto-text-indent="false"/>
      <style:text-properties fo:color="#000000" style:text-line-through-style="none" style:text-line-through-type="none" style:font-name="Calibri" fo:font-size="11pt" fo:font-style="normal" style:text-underline-style="none" fo:font-weight="normal" officeooo:rsid="002301d2" officeooo:paragraph-rsid="002301d2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6" style:family="paragraph" style:parent-style-name="Standard">
      <style:paragraph-properties fo:line-height="115%" fo:break-before="auto" fo:break-after="auto" style:writing-mode="lr-tb"/>
    </style:style>
    <style:style style:name="P17" style:family="paragraph" style:parent-style-name="Standard">
      <style:paragraph-properties fo:line-height="115%" fo:break-before="auto" fo:break-after="auto" style:writing-mode="lr-tb"/>
      <style:text-properties officeooo:paragraph-rsid="0018b7ec"/>
    </style:style>
    <style:style style:name="P18" style:family="paragraph" style:parent-style-name="Standard">
      <style:paragraph-properties fo:line-height="115%" fo:break-before="auto" fo:break-after="auto" style:writing-mode="lr-tb"/>
      <style:text-properties fo:color="#a61c00"/>
    </style:style>
    <style:style style:name="P19" style:family="paragraph" style:parent-style-name="Standard">
      <style:paragraph-properties fo:line-height="115%" fo:break-before="auto" fo:break-after="auto" style:writing-mode="lr-tb"/>
      <style:text-properties fo:color="#666666" fo:font-size="10pt" style:font-size-asian="10pt" style:font-size-complex="10pt"/>
    </style:style>
    <style:style style:name="P20" style:family="paragraph" style:parent-style-name="Standard">
      <style:paragraph-properties fo:line-height="115%" fo:break-before="auto" fo:break-after="auto" style:writing-mode="lr-tb"/>
      <style:text-properties fo:color="#666666" fo:font-size="12pt" style:font-size-asian="12pt" style:font-size-complex="12pt"/>
    </style:style>
    <style:style style:name="P21" style:family="paragraph" style:parent-style-name="Standard">
      <style:paragraph-properties fo:margin-left="0.9cm" fo:margin-right="0cm" fo:margin-top="0.101cm" fo:margin-bottom="0.101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font-style="normal" style:text-underline-style="none" fo:font-weight="normal" officeooo:paragraph-rsid="001946c0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22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fo:color="#a61c00"/>
    </style:style>
    <style:style style:name="P23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  <style:text-properties officeooo:paragraph-rsid="00254cde"/>
    </style:style>
    <style:style style:name="P24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P2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000080" fo:font-size="10pt" style:text-underline-style="solid" style:text-underline-width="auto" style:text-underline-color="font-color" style:font-size-asian="10pt" style:font-size-complex="10pt"/>
    </style:style>
    <style:style style:name="T4" style:family="text">
      <style:text-properties fo:color="#000080" fo:font-size="6pt" style:text-underline-style="solid" style:text-underline-width="auto" style:text-underline-color="font-color" style:font-size-asian="6pt" style:font-size-complex="6pt"/>
    </style:style>
    <style:style style:name="T5" style:family="text"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6" style:family="text">
      <style:text-properties officeooo:rsid="0018b7ec"/>
    </style:style>
    <style:style style:name="T7" style:family="text">
      <style:text-properties officeooo:rsid="001fcc3b"/>
    </style:style>
    <style:style style:name="T8" style:family="text">
      <style:text-properties officeooo:rsid="0021c65d"/>
    </style:style>
    <style:style style:name="T9" style:family="text">
      <style:text-properties officeooo:rsid="00240528"/>
    </style:style>
    <style:style style:name="T10" style:family="text">
      <style:text-properties fo:font-size="6pt" style:font-size-asian="6pt" style:font-size-complex="6pt"/>
    </style:style>
    <style:style style:name="fr1" style:family="graphic" style:parent-style-name="Graphics">
      <style:graphic-properties fo:margin-left="0.318cm" fo:margin-right="0.318cm" fo:margin-top="0.318cm" fo:margin-bottom="0.318cm" style:vertical-pos="top" style:vertical-rel="baseli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Your name" form:control-implementation="ooo:com.sun.star.form.component.TextField" xml:id="control1" form:id="control1" form:tab-index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name in this field"/>
              <form:property form:property-name="ObjIDinMSO" office:value-type="float" office:value="65535"/>
            </form:properties>
          </form:text>
          <form:text form:name="Project name" form:control-implementation="ooo:com.sun.star.form.component.TextField" xml:id="control2" form:id="control2" form:tab-index="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project name in this field"/>
              <form:property form:property-name="ObjIDinMSO" office:value-type="float" office:value="65535"/>
            </form:properties>
          </form:text>
          <form:text form:name="Family name" form:control-implementation="ooo:com.sun.star.form.component.TextField" xml:id="control3" form:id="control3" form:tab-index="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family name in this field"/>
              <form:property form:property-name="ObjIDinMSO" office:value-type="float" office:value="65535"/>
            </form:properties>
          </form:text>
          <form:text form:name="Date" form:control-implementation="ooo:com.sun.star.form.component.TextField" xml:id="control4" form:id="control4" form:tab-index="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the date in this field"/>
              <form:property form:property-name="ObjIDinMSO" office:value-type="float" office:value="65535"/>
            </form:properties>
          </form:text>
          <form:checkbox form:name="Tick: Navigate To Access And Security" form:control-implementation="ooo:com.sun.star.form.component.CheckBox" xml:id="control5" form:id="control5" form:tab-index="5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Tick: Project Name Matches" form:control-implementation="ooo:com.sun.star.form.component.CheckBox" xml:id="control6" form:id="control6" form:tab-index="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Tick: Select Key Pair Tab" form:control-implementation="ooo:com.sun.star.form.component.CheckBox" xml:id="control7" form:id="control7" form:tab-index="7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Tick: Select Create Key Pair Button" form:control-implementation="ooo:com.sun.star.form.component.CheckBox" xml:id="control8" form:id="control8" form:tab-index="8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Tick: The Downloaded Key Pair Had The Right Name" form:control-implementation="ooo:com.sun.star.form.component.CheckBox" xml:id="control9" form:id="control9" form:tab-index="11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Tick: The Key Pair Directory Name Entered" form:control-implementation="ooo:com.sun.star.form.component.CheckBox" xml:id="control10" form:id="control10" form:tab-index="13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Saved Directory" form:control-implementation="ooo:com.sun.star.form.component.TextField" xml:id="control11" form:id="control11" form:tab-index="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he directory your keypair name was saved in"/>
              <form:property form:property-name="ObjIDinMSO" office:value-type="float" office:value="65535"/>
            </form:properties>
          </form:text>
          <form:checkbox form:name="Tick: Dialog Create Key Pair is shown" form:control-implementation="ooo:com.sun.star.form.component.CheckBox" xml:id="control12" form:id="control12" form:tab-index="8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Tick: Create Key Pair Name" form:control-implementation="ooo:com.sun.star.form.component.CheckBox" xml:id="control13" form:id="control13" form:tab-index="10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Key Pair Name" form:control-implementation="ooo:com.sun.star.form.component.TextField" xml:id="control14" form:id="control14" form:tab-index="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key pair name in this 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Checklist: Creating a Key Pair</text:p>
      <text:p text:style-name="P18"/>
      <text:p text:style-name="P17"><text:span text:style-name="T6">Your</text:span> Name:<text:tab/><draw:control text:anchor-type="as-char" svg:y="-0.443cm" draw:z-index="0" draw:style-name="gr1" draw:text-style-name="P24" svg:width="4.878cm" svg:height="0.703cm" draw:control="control1"/><text:tab/><text:span text:style-name="T6">Family</text:span> Name:<text:tab/><draw:control text:anchor-type="as-char" svg:y="-0.443cm" draw:z-index="2" draw:style-name="gr1" draw:text-style-name="P24" svg:width="4.878cm" svg:height="0.703cm" draw:control="control3"/></text:p>
      <text:p text:style-name="P17">Project:<text:tab/><draw:control text:anchor-type="as-char" svg:y="-0.443cm" draw:z-index="1" draw:style-name="gr1" draw:text-style-name="P24" svg:width="4.878cm" svg:height="0.703cm" draw:control="control2"/><text:tab/>Date:<text:tab/><text:tab/><draw:control text:anchor-type="as-char" svg:y="-0.443cm" draw:z-index="3" draw:style-name="gr1" draw:text-style-name="P24" svg:width="4.878cm" svg:height="0.703cm" draw:control="control4"/></text:p>
      <text:p text:style-name="P1"/>
      <text:p text:style-name="P2">A Key Pair is a set of credentials that you use to communicate securely with your server on the cloud.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3">Bring up the Create Key Pair dialogue:</text:p>
          </table:table-cell>
        </table:table-row>
        <table:table-row>
          <table:table-cell table:style-name="Table1.A2" office:value-type="string">
            <text:p text:style-name="P4"><draw:control text:anchor-type="as-char" draw:z-index="4" draw:style-name="gr2" draw:text-style-name="P25" svg:width="0.466cm" svg:height="0.563cm" draw:control="control5"/></text:p>
          </table:table-cell>
          <table:table-cell table:style-name="Table1.B2" office:value-type="string">
            <text:p text:style-name="P6"><text:span text:style-name="T5">In a web browser navigate to </text:span><text:a xlink:type="simple" xlink:href="https://dashboard.rc.nectar.org.au/project/access_and_security/" text:style-name="Internet_20_link" text:visited-style-name="Visited_20_Internet_20_Link">https</text:a><text:a xlink:type="simple" xlink:href="https://dashboard.rc.nectar.org.au/project/access_and_security/" text:style-name="Internet_20_link" text:visited-style-name="Visited_20_Internet_20_Link">://</text:a><text:a xlink:type="simple" xlink:href="https://dashboard.rc.nectar.org.au/project/access_and_security/" text:style-name="Internet_20_link" text:visited-style-name="Visited_20_Internet_20_Link">dashboard</text:a><text:a xlink:type="simple" xlink:href="https://dashboard.rc.nectar.org.au/project/access_and_security/" text:style-name="Internet_20_link" text:visited-style-name="Visited_20_Internet_20_Link">.</text:a><text:a xlink:type="simple" xlink:href="https://dashboard.rc.nectar.org.au/project/access_and_security/" text:style-name="Internet_20_link" text:visited-style-name="Visited_20_Internet_20_Link">rc</text:a><text:a xlink:type="simple" xlink:href="https://dashboard.rc.nectar.org.au/project/access_and_security/" text:style-name="Internet_20_link" text:visited-style-name="Visited_20_Internet_20_Link">.</text:a><text:a xlink:type="simple" xlink:href="https://dashboard.rc.nectar.org.au/project/access_and_security/" text:style-name="Internet_20_link" text:visited-style-name="Visited_20_Internet_20_Link">nectar</text:a><text:a xlink:type="simple" xlink:href="https://dashboard.rc.nectar.org.au/project/access_and_security/" text:style-name="Internet_20_link" text:visited-style-name="Visited_20_Internet_20_Link">.</text:a><text:a xlink:type="simple" xlink:href="https://dashboard.rc.nectar.org.au/project/access_and_security/" text:style-name="Internet_20_link" text:visited-style-name="Visited_20_Internet_20_Link">org</text:a><text:a xlink:type="simple" xlink:href="https://dashboard.rc.nectar.org.au/project/access_and_security/" text:style-name="Internet_20_link" text:visited-style-name="Visited_20_Internet_20_Link">.</text:a><text:a xlink:type="simple" xlink:href="https://dashboard.rc.nectar.org.au/project/access_and_security/" text:style-name="Internet_20_link" text:visited-style-name="Visited_20_Internet_20_Link">au</text:a><text:a xlink:type="simple" xlink:href="https://dashboard.rc.nectar.org.au/project/access_and_security/" text:style-name="Internet_20_link" text:visited-style-name="Visited_20_Internet_20_Link">/</text:a><text:a xlink:type="simple" xlink:href="https://dashboard.rc.nectar.org.au/project/access_and_security/" text:style-name="Internet_20_link" text:visited-style-name="Visited_20_Internet_20_Link">project</text:a><text:a xlink:type="simple" xlink:href="https://dashboard.rc.nectar.org.au/project/access_and_security/" text:style-name="Internet_20_link" text:visited-style-name="Visited_20_Internet_20_Link">/</text:a><text:a xlink:type="simple" xlink:href="https://dashboard.rc.nectar.org.au/project/access_and_security/" text:style-name="Internet_20_link" text:visited-style-name="Visited_20_Internet_20_Link">access</text:a><text:a xlink:type="simple" xlink:href="https://dashboard.rc.nectar.org.au/project/access_and_security/" text:style-name="Internet_20_link" text:visited-style-name="Visited_20_Internet_20_Link">_</text:a><text:a xlink:type="simple" xlink:href="https://dashboard.rc.nectar.org.au/project/access_and_security/" text:style-name="Internet_20_link" text:visited-style-name="Visited_20_Internet_20_Link">and</text:a><text:a xlink:type="simple" xlink:href="https://dashboard.rc.nectar.org.au/project/access_and_security/" text:style-name="Internet_20_link" text:visited-style-name="Visited_20_Internet_20_Link">_</text:a><text:a xlink:type="simple" xlink:href="https://dashboard.rc.nectar.org.au/project/access_and_security/" text:style-name="Internet_20_link" text:visited-style-name="Visited_20_Internet_20_Link">security</text:a><text:a xlink:type="simple" xlink:href="https://dashboard.rc.nectar.org.au/project/access_and_security/" text:style-name="Internet_20_link" text:visited-style-name="Visited_20_Internet_20_Link">/</text:a><text:span text:style-name="T5"> </text:span></text:p>
          </table:table-cell>
        </table:table-row>
        <table:table-row>
          <table:table-cell table:style-name="Table1.A3" office:value-type="string">
            <text:p text:style-name="P4"><draw:control text:anchor-type="as-char" draw:z-index="5" draw:style-name="gr2" draw:text-style-name="P25" svg:width="0.466cm" svg:height="0.563cm" draw:control="control6"/></text:p>
          </table:table-cell>
          <table:table-cell table:style-name="Table1.B3" office:value-type="string">
            <text:p text:style-name="P8">The project name in the project drop down matches the project name above</text:p>
          </table:table-cell>
        </table:table-row>
        <table:table-row>
          <table:table-cell table:style-name="Table1.A4" office:value-type="string">
            <text:p text:style-name="P4"><draw:control text:anchor-type="as-char" draw:z-index="6" draw:style-name="gr2" draw:text-style-name="P25" svg:width="0.466cm" svg:height="0.563cm" draw:control="control7"/></text:p>
          </table:table-cell>
          <table:table-cell table:style-name="Table1.B4" office:value-type="string">
            <text:p text:style-name="P8">The “Key Pairs” tab is selected</text:p>
          </table:table-cell>
        </table:table-row>
        <table:table-row>
          <table:table-cell table:style-name="Table1.A5" office:value-type="string">
            <text:p text:style-name="P4"><draw:control text:anchor-type="as-char" draw:z-index="7" draw:style-name="gr2" draw:text-style-name="P25" svg:width="0.466cm" svg:height="0.563cm" draw:control="control8"/></text:p>
          </table:table-cell>
          <table:table-cell table:style-name="Table1.B5" office:value-type="string">
            <text:p text:style-name="P8">Press the “+ Create Key Pair” button</text:p>
          </table:table-cell>
        </table:table-row>
        <table:table-row>
          <table:table-cell table:style-name="Table1.A7" office:value-type="string">
            <text:p text:style-name="P5"><draw:control text:anchor-type="as-char" draw:z-index="11" draw:style-name="gr2" draw:text-style-name="P25" svg:width="0.466cm" svg:height="0.563cm" draw:control="control12"/></text:p>
          </table:table-cell>
          <table:table-cell table:style-name="Table1.B7" office:value-type="string">
            <text:p text:style-name="P10">A dialogue box titled “Create Key Pair” is displayed</text:p>
          </table:table-cell>
        </table:table-row>
        <table:table-row>
          <table:table-cell table:style-name="Table1.A7" office:value-type="string">
            <text:p text:style-name="P3"><draw:control text:anchor-type="as-char" draw:z-index="12" draw:style-name="gr2" draw:text-style-name="P25" svg:width="0.466cm" svg:height="0.563cm" draw:control="control13"/></text:p>
          </table:table-cell>
          <table:table-cell table:style-name="Table1.B7" office:value-type="string">
            <text:p text:style-name="P14">Enter a meaningful name in the Key Pair Name field <text:span text:style-name="T8">(no spaces, and use CamelCaseNaming)</text:span></text:p>
            <text:p text:style-name="P15">e.g. “ClayTablet”</text:p>
            <text:p text:style-name="P21">The name you entered was: <draw:control text:anchor-type="as-char" svg:y="-0.443cm" draw:z-index="13" draw:style-name="gr1" draw:text-style-name="P24" svg:width="10.999cm" svg:height="0.703cm" draw:control="control14"/></text:p>
          </table:table-cell>
        </table:table-row>
      </table:table>
      <text:p text:style-name="P16"/>
      <text:p text:style-name="P16">Press the “Create Key Pair” button…</text:p>
      <text:p text:style-name="P16"/>
      <text:p text:style-name="P16">A dialogue should appear asking either if you want to open or save a file onto your computer. <text:s/>Choose to save the file to your computer.</text:p>
      <text:p text:style-name="P19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3">The Saved file location:</text:p>
          </table:table-cell>
        </table:table-row>
        <table:table-row>
          <table:table-cell table:style-name="Table3.A2" office:value-type="string">
            <text:p text:style-name="P12"><draw:control text:anchor-type="as-char" draw:z-index="8" draw:style-name="gr2" draw:text-style-name="P25" svg:width="0.466cm" svg:height="0.563cm" draw:control="control9"/></text:p>
          </table:table-cell>
          <table:table-cell table:style-name="Table3.B2" office:value-type="string">
            <text:p text:style-name="P7">The downloaded file was given the same name as your key pair, but with the extension “.pem”</text:p>
          </table:table-cell>
        </table:table-row>
        <table:table-row>
          <table:table-cell table:style-name="Table3.A3" office:value-type="string">
            <text:p text:style-name="P12"><draw:control text:anchor-type="as-char" draw:z-index="9" draw:style-name="gr2" draw:text-style-name="P25" svg:width="0.466cm" svg:height="0.563cm" draw:control="control10"/></text:p>
          </table:table-cell>
          <table:table-cell table:style-name="Table3.B3" office:value-type="string">
            <text:p text:style-name="P7"><text:span text:style-name="T7">Please make a note here of which directory you saved the file into on your laptop</text:span>:</text:p>
            <text:p text:style-name="P9"><draw:control text:anchor-type="as-char" svg:y="-0.443cm" draw:z-index="10" draw:style-name="gr1" draw:text-style-name="P24" svg:width="16.562cm" svg:height="0.703cm" draw:control="control11"/></text:p>
            <text:p text:style-name="P7"/>
          </table:table-cell>
        </table:table-row>
      </table:table>
      <text:p text:style-name="P16"/>
      <text:p text:style-name="P20"><text:span text:style-name="T9">Congratulations! </text:span>You have just created and downloaded one half of a cryptographic key pair. You will use this key to securely access and to move data between your cloud server and your <text:span text:style-name="T7">laptop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3" style:display-name="Heading 3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4" style:display-name="Heading 4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5" style:display-name="Heading 5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6" style:display-name="Heading 6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Subtitle" style:family="paragraph" style:parent-style-name="Standard" style:class="chapter">
      <style:paragraph-properties fo:margin-top="0cm" fo:margin-bottom="0cm" loext:contextual-spacing="false" fo:line-height="115%" fo:break-before="auto" fo:break-after="auto" style:writing-mode="lr-tb"/>
      <style:text-properties fo:color="#000000" style:font-name="Arial" fo:font-family="Arial" style:font-family-generic="swiss" style:font-pitch="variable" fo:font-size="11pt" fo:font-style="normal" style:font-name-asian="Arial" style:font-family-asian="Arial" style:font-family-generic-asian="swiss" style:font-pitch-asian="variable" style:font-size-asian="11pt" style:font-style-asian="normal" style:font-name-complex="Arial" style:font-family-complex="Arial" style:font-family-generic-complex="swiss" style:font-pitch-complex="variable" style:font-size-complex="11pt" style:font-style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  <style:text-properties officeooo:paragraph-rsid="00254cde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6pt" style:font-size-asian="6pt" style:font-size-complex="6pt"/>
    </style:style>
    <style:style style:name="MT3" style:family="text">
      <style:text-properties fo:color="#000080" fo:font-size="6pt" style:text-underline-style="solid" style:text-underline-width="auto" style:text-underline-color="font-color" style:font-size-asian="6pt" style:font-size-complex="6pt"/>
    </style:style>
    <style:style style:name="Mfr1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vertical-pos="top" style:vertical-rel="baseli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59cm" fo:page-height="35.56cm" style:num-format="1" style:print-orientation="portrait" fo:margin-top="1.27cm" fo:margin-bottom="1.249cm" fo:margin-left="1.27cm" fo:margin-right="1.27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21cm" fo:margin-left="0cm" fo:margin-right="0cm" fo:margin-top="0.021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a xlink:type="simple" xlink:href="http://creativecommons.org/licenses/by/4.0/"><draw:frame draw:style-name="Mfr1" draw:name="HTTP://CREATIVECOMMONS.ORG/LICENSES/BY/4.0/" text:anchor-type="paragraph" svg:x="16.771cm" svg:width="1.746cm" svg:height="0.616cm" draw:z-index="15"><draw:image xlink:href="Pictures/10000201000000580000001F52B29146.png" xlink:type="simple" xlink:show="embed" xlink:actuate="onLoad"/></draw:frame></draw:a><text:span text:style-name="MT1"><draw:frame draw:style-name="Mfr2" draw:name="Image1" text:anchor-type="as-char" svg:width="3.845cm" svg:height="0.847cm" draw:z-index="14"><draw:image xlink:href="Pictures/10000000000000C80000002C25194C61.png" xlink:type="simple" xlink:show="embed" xlink:actuate="onLoad"/><svg:desc>V3 Alliance</svg:desc></draw:frame></text:span><text:span text:style-name="MT1"> <text:s text:c="3"/><text:tab/><text:tab/><text:tab/><text:tab/><text:tab/></text:span><text:span text:style-name="MT2">This work is licensed under a</text:span><text:a xlink:type="simple" xlink:href="http://creativecommons.org/licenses/by/4.0/" text:style-name="Internet_20_link" text:visited-style-name="Visited_20_Internet_20_Link"><text:span text:style-name="MT2"> </text:span></text:a><text:a xlink:type="simple" xlink:href="http://creativecommons.org/licenses/by/4.0/" text:style-name="Internet_20_link" text:visited-style-name="Visited_20_Internet_20_Link"><text:span text:style-name="MT3">Creative</text:span></text:a><text:span text:style-name="MT3"> </text:span><text:a xlink:type="simple" xlink:href="http://creativecommons.org/licenses/by/4.0/" text:style-name="Internet_20_link" text:visited-style-name="Visited_20_Internet_20_Link"><text:span text:style-name="MT3">Commons</text:span></text:a><text:a xlink:type="simple" xlink:href="http://creativecommons.org/licenses/by/4.0/" text:style-name="Internet_20_link" text:visited-style-name="Visited_20_Internet_20_Link"><text:span text:style-name="MT3"> </text:span></text:a><text:a xlink:type="simple" xlink:href="http://creativecommons.org/licenses/by/4.0/" text:style-name="Internet_20_link" text:visited-style-name="Visited_20_Internet_20_Link"><text:span text:style-name="MT3">Attribution</text:span></text:a><text:a xlink:type="simple" xlink:href="http://creativecommons.org/licenses/by/4.0/" text:style-name="Internet_20_link" text:visited-style-name="Visited_20_Internet_20_Link"><text:span text:style-name="MT3"> 4.0 </text:span></text:a><text:a xlink:type="simple" xlink:href="http://creativecommons.org/licenses/by/4.0/" text:style-name="Internet_20_link" text:visited-style-name="Visited_20_Internet_20_Link"><text:span text:style-name="MT3">International</text:span></text:a><text:a xlink:type="simple" xlink:href="http://creativecommons.org/licenses/by/4.0/" text:style-name="Internet_20_link" text:visited-style-name="Visited_20_Internet_20_Link"><text:span text:style-name="MT3"> </text:span></text:a><text:a xlink:type="simple" xlink:href="http://creativecommons.org/licenses/by/4.0/" text:style-name="Internet_20_link" text:visited-style-name="Visited_20_Internet_20_Link"><text:span text:style-name="MT3">License</text:span></text:a><text:span text:style-name="MT2">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0.5$MacOSX_X86_64 LibreOffice_project/1b1a90865e348b492231e1c451437d7a15bb262b</meta:generator>
    <dc:title/>
    <meta:initial-creator/>
    <dc:creator>Martin Paulo</dc:creator>
    <meta:editing-cycles>14</meta:editing-cycles>
    <dc:date>2015-09-07T21:01:35.194658000</dc:date>
    <meta:editing-duration>PT55M46S</meta:editing-duration>
    <meta:document-statistic meta:table-count="2" meta:image-count="2" meta:object-count="0" meta:page-count="1" meta:paragraph-count="29" meta:word-count="216" meta:character-count="1280" meta:non-whitespace-character-count="1067"/>
  </office:meta>
</office:document-meta>
</file>